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63cm" fo:margin-left="10.938cm" table:align="left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3.937cm"/>
    </style:style>
    <style:style style:name="Tabla1.A1" style:family="table-cell">
      <style:table-cell-properties fo:background-color="#278db0" fo:padding="0.097cm" fo:border="0.05pt solid #999999">
        <style:background-image/>
      </style:table-cell-properties>
    </style:style>
    <style:style style:name="Tabla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1.B2" style:family="table-cell">
      <style:table-cell-properties style:vertical-align="middle" fo:padding="0.097cm" fo:border="0.05pt solid #999999"/>
    </style:style>
    <style:style style:name="Tabla1.A3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a1.B3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cm" style:rel-column-width="11178*"/>
    </style:style>
    <style:style style:name="Tabla3.B" style:family="table-column">
      <style:table-column-properties style:column-width="6.904cm" style:rel-column-width="25722*"/>
    </style:style>
    <style:style style:name="Tabla3.C" style:family="table-column">
      <style:table-column-properties style:column-width="2.591cm" style:rel-column-width="9654*"/>
    </style:style>
    <style:style style:name="Tabla3.D" style:family="table-column">
      <style:table-column-properties style:column-width="2.813cm" style:rel-column-width="10482*"/>
    </style:style>
    <style:style style:name="Tabla3.E" style:family="table-column">
      <style:table-column-properties style:column-width="2.281cm" style:rel-column-width="8499*"/>
    </style:style>
    <style:style style:name="Tabla3.A1" style:family="table-cell">
      <style:table-cell-properties style:vertical-align="middle" fo:background-color="#278d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style:vertical-align="middle" fo:background-color="#278db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1440" officeooo:paragraph-rsid="000a1440"/>
    </style:style>
    <style:style style:name="P2" style:family="paragraph" style:parent-style-name="Standard">
      <style:text-properties officeooo:rsid="000a1440" officeooo:paragraph-rsid="014d24b8"/>
    </style:style>
    <style:style style:name="P3" style:family="paragraph" style:parent-style-name="Frame_20_contents">
      <style:text-properties officeooo:paragraph-rsid="01cb4e73"/>
    </style:style>
    <style:style style:name="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09ed2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4f592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16f7bd8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6aa84f" loext:opacity="100%" style:text-line-through-style="none" style:text-line-through-type="none" style:font-name="Arial" fo:font-size="11pt" fo:font-style="normal" style:text-underline-style="none" fo:font-weight="bold" officeooo:rsid="010926e3" officeooo:paragraph-rsid="010926e3" style:text-blinking="false" fo:background-color="transparent" style:font-size-asian="9.60000038146973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" fo:font-size="20pt" fo:font-style="normal" style:text-underline-style="none" fo:font-weight="bold" officeooo:rsid="012b65fa" officeooo:paragraph-rsid="012b65fa" style:text-blinking="false" fo:background-color="transparent" style:font-size-asian="20pt" style:font-size-complex="20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94da" officeooo:paragraph-rsid="01377681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94da" officeooo:paragraph-rsid="01377681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c6813" officeooo:paragraph-rsid="014c6813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" fo:font-size="20pt" fo:font-style="normal" style:text-underline-style="none" fo:font-weight="bold" officeooo:rsid="012b65fa" officeooo:paragraph-rsid="014f1af7" style:text-blinking="false" fo:background-color="transparent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Arial" fo:font-size="6pt" fo:font-weight="bold" officeooo:rsid="01687c62" officeooo:paragraph-rsid="014d24b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Arial1" fo:font-size="10pt" fo:font-weight="bold" officeooo:rsid="013c99fa" officeooo:paragraph-rsid="013c99f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4d24b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4d24b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5cc690" style:font-size-asian="10pt" style:font-style-asian="italic" style:font-size-complex="10pt" style:font-style-complex="italic"/>
    </style:style>
    <style:style style:name="P19" style:family="paragraph">
      <loext:graphic-properties draw:fill-color="#2a98bd"/>
    </style:style>
    <style:style style:name="P20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officeooo:rsid="013b3f6a"/>
    </style:style>
    <style:style style:name="T5" style:family="text">
      <style:text-properties officeooo:rsid="013c99fa"/>
    </style:style>
    <style:style style:name="T6" style:family="text">
      <style:text-properties officeooo:rsid="0142a6f4"/>
    </style:style>
    <style:style style:name="T7" style:family="text">
      <style:text-properties officeooo:rsid="016a384e"/>
    </style:style>
    <style:style style:name="T8" style:family="text">
      <style:text-properties officeooo:rsid="0163dba4"/>
    </style:style>
    <style:style style:name="T9" style:family="text">
      <style:text-properties officeooo:rsid="013f8e31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PREGUNTAS</text:p>
      <text:p text:style-name="P12">{d.filtros.olimpiada}</text:p>
      <table:table table:name="Tabla1" table:style-name="Tabla1">
        <table:table-column table:style-name="Tabla1.A"/>
        <table:table-column table:style-name="Tabla1.B"/>
        <table:table-row table:style-name="TableLine105553138296320">
          <table:table-cell table:style-name="Tabla1.A1" table:number-columns-spanned="2" office:value-type="string">
            <text:p text:style-name="P13">FILTROS <text:span text:style-name="T7">SELECCIONADOS</text:span></text:p>
          </table:table-cell>
          <table:covered-table-cell/>
        </table:table-row>
        <table:table-row table:style-name="TableLine105553138292992">
          <table:table-cell table:style-name="Tabla1.A2" office:value-type="string">
            <text:p text:style-name="P16">ETAPA</text:p>
          </table:table-cell>
          <table:table-cell table:style-name="Tabla1.B2" office:value-type="string">
            <text:p text:style-name="P16">{d.filtros.<text:span text:style-name="T8">etapa</text:span>}</text:p>
          </table:table-cell>
        </table:table-row>
        <table:table-row table:style-name="TableLine105553138293760">
          <table:table-cell table:style-name="Tabla1.A3" office:value-type="string">
            <text:p text:style-name="P16">AREA</text:p>
          </table:table-cell>
          <table:table-cell table:style-name="Tabla1.B3" office:value-type="string">
            <text:p text:style-name="P16">{d.filtros.<text:span text:style-name="T8">area</text:span>}</text:p>
          </table:table-cell>
        </table:table-row>
        <table:table-row table:style-name="TableLine105553138293248">
          <table:table-cell table:style-name="Tabla1.A3" office:value-type="string">
            <text:p text:style-name="P17">DEPARTAMENTO</text:p>
          </table:table-cell>
          <table:table-cell table:style-name="Tabla1.B3" office:value-type="string">
            <text:p text:style-name="P16">{d.filtros.<text:span text:style-name="T8">departamento</text:span>}</text:p>
          </table:table-cell>
        </table:table-row>
        <table:table-row table:style-name="TableLine105553138288640">
          <table:table-cell table:style-name="Tabla1.A3" office:value-type="string">
            <text:p text:style-name="P17">DISTRITO</text:p>
          </table:table-cell>
          <table:table-cell table:style-name="Tabla1.B3" office:value-type="string">
            <text:p text:style-name="P16">{d.filtros.<text:span text:style-name="T8">distrito</text:span>}</text:p>
          </table:table-cell>
        </table:table-row>
        <table:table-row table:style-name="TableLine105553138287872">
          <table:table-cell table:style-name="Tabla1.A3" office:value-type="string">
            <text:p text:style-name="P17">GRADO ESCOLARIDAD</text:p>
          </table:table-cell>
          <table:table-cell table:style-name="Tabla1.B3" office:value-type="string">
            <text:p text:style-name="P16">{d.filtros.<text:span text:style-name="T8">gradoEscolar</text:span>}</text:p>
          </table:table-cell>
        </table:table-row>
      </table:table>
      <text:p text:style-name="P2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eLine105553138297856">
            <table:table-cell table:style-name="Tabla3.A1" office:value-type="string">
              <text:p text:style-name="P14">Departamento</text:p>
            </table:table-cell>
            <table:table-cell table:style-name="Tabla3.A1" office:value-type="string">
              <text:p text:style-name="P14">Pregunta</text:p>
            </table:table-cell>
            <table:table-cell table:style-name="Tabla3.A1" office:value-type="string">
              <text:p text:style-name="P14">Cantidad</text:p>
            </table:table-cell>
            <table:table-cell table:style-name="Tabla3.A1" office:value-type="string">
              <text:p text:style-name="P14">Correctas</text:p>
            </table:table-cell>
            <table:table-cell table:style-name="Tabla3.E1" office:value-type="string">
              <text:p text:style-name="P15">% <text:span text:style-name="T5">Correctas</text:span></text:p>
            </table:table-cell>
          </table:table-row>
        </table:table-header-rows>
        <table:table-row table:style-name="TableLine105553138291456">
          <table:table-cell table:style-name="Tabla3.A2" office:value-type="string">
            <text:p text:style-name="P10">{d.cuerpo[i].<text:span text:style-name="T4">departamento</text:span>}</text:p>
          </table:table-cell>
          <table:table-cell table:style-name="Tabla3.B2" office:value-type="string">
            <text:p text:style-name="P11">{d.cuerpo[i].pregunta}</text:p>
          </table:table-cell>
          <table:table-cell table:style-name="Tabla3.C2" office:value-type="string">
            <text:p text:style-name="P9">{d.cuerpo[i].<text:span text:style-name="T4">cantidad</text:span>}</text:p>
          </table:table-cell>
          <table:table-cell table:style-name="Tabla3.D2" office:value-type="string">
            <text:p text:style-name="P9">{d.cuerpo[i].<text:span text:style-name="T4">correcto</text:span>}</text:p>
          </table:table-cell>
          <table:table-cell table:style-name="Tabla3.E2" office:value-type="string">
            <text:p text:style-name="P9">{d.cuerpo[i].<text:span text:style-name="T6">porcentajeCorrectas</text:span>}%</text:p>
          </table:table-cell>
        </table:table-row>
        <table:table-row table:style-name="TableLine105553138289920">
          <table:table-cell table:style-name="Tabla3.A3" office:value-type="string">
            <text:p text:style-name="P10">{d.cuerpo[i<text:span text:style-name="T4">+1</text:span>].<text:span text:style-name="T4">departamento</text:span>}</text:p>
          </table:table-cell>
          <table:table-cell table:style-name="Tabla3.B3" office:value-type="string">
            <text:p text:style-name="P11">{d.cuerpo[i+1].pregunta}</text:p>
          </table:table-cell>
          <table:table-cell table:style-name="Tabla3.C3" office:value-type="string">
            <text:p text:style-name="P9">{d.cuerpo[i<text:span text:style-name="T4">+1</text:span>].<text:span text:style-name="T4">cantidad</text:span>}</text:p>
          </table:table-cell>
          <table:table-cell table:style-name="Tabla3.D3" office:value-type="string">
            <text:p text:style-name="P9">{d.cuerpo[i<text:span text:style-name="T4">+1</text:span>].<text:span text:style-name="T4">correcto</text:span>}</text:p>
          </table:table-cell>
          <table:table-cell table:style-name="Tabla3.E3" office:value-type="string">
            <text:p text:style-name="P9">{d.cuerpo[i<text:span text:style-name="T4">+1</text:span>].<text:span text:style-name="T6">porcentajeCorrectas</text:span>}%</text:p>
          </table:table-cell>
        </table:table-row>
      </table:table>
      <text:p text:style-name="P18"><text:span text:style-name="T9">Total Registros: </text:span>{d.cuerpo:len(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09ed2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4f5923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custom-shape text:anchor-type="paragraph" draw:z-index="4" draw:name="Shape 2" draw:style-name="Mgr2" draw:text-style-name="MP3" svg:width="3.155cm" svg:height="0.981cm" draw:transform="rotate (-3.14159265358979) translate (19.5862222222222cm 24.3469583333333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1" draw:name="{d.imageMinisterio}" text:anchor-type="char" svg:x="-0.33cm" svg:y="-1.349cm" svg:width="7.433cm" svg:height="2.027cm" draw:z-index="2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3" draw:name="Shape2" draw:style-name="Mgr3" draw:text-style-name="MP1" svg:width="21.891cm" svg:height="0.978cm" svg:x="-2.351cm" svg:y="0.582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2:34.256126346</dc:date>
    <meta:editing-duration>P1DT3H20S</meta:editing-duration>
    <meta:editing-cycles>287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31" meta:word-count="38" meta:character-count="573" meta:non-whitespace-character-count="553"/>
  </office:meta>
</office:document-meta>
</file>